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, Courier, monospace"/>
    <style:font-face style:name="Monaco" svg:font-family="Monaco, Menl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fd85"/>
    </style:style>
    <style:style style:name="P2" style:family="paragraph" style:parent-style-name="Standard">
      <style:text-properties officeooo:paragraph-rsid="0018fd85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50%" fo:widows="1" fo:text-indent="0cm" style:auto-text-indent="false" fo:padding="0cm" fo:border="none"/>
      <style:text-properties fo:font-variant="normal" fo:text-transform="none" fo:color="#373737" style:font-name="Courier 10 Pitch" fo:font-size="9.75pt" fo:letter-spacing="normal" fo:font-style="normal" fo:font-weight="normal"/>
    </style:style>
    <style:style style:name="P4" style:family="paragraph" style:parent-style-name="Preformatted_20_Text">
      <style:paragraph-properties fo:margin-top="0cm" fo:margin-bottom="0cm" style:contextual-spacing="false" fo:line-height="150%" fo:widows="1" fo:padding="0cm" fo:border="none"/>
      <style:text-properties fo:font-variant="normal" fo:text-transform="none" fo:color="#373737" fo:letter-spacing="normal"/>
    </style:style>
    <style:style style:name="P5" style:family="paragraph" style:parent-style-name="Preformatted_20_Text">
      <style:paragraph-properties fo:margin-top="0cm" fo:margin-bottom="0cm" style:contextual-spacing="false" fo:line-height="150%" fo:widows="1" fo:padding="0cm" fo:border="none"/>
      <style:text-properties fo:font-variant="normal" fo:text-transform="none" fo:color="#373737" fo:letter-spacing="normal" officeooo:paragraph-rsid="00163654"/>
    </style:style>
    <style:style style:name="P6" style:family="paragraph" style:parent-style-name="Preformatted_20_Text">
      <style:paragraph-properties fo:margin-top="0cm" fo:margin-bottom="0cm" style:contextual-spacing="false" fo:line-height="150%" fo:widows="1" fo:padding="0cm" fo:border="none"/>
      <style:text-properties fo:font-variant="normal" fo:text-transform="none" fo:color="#373737" fo:letter-spacing="normal" officeooo:paragraph-rsid="0016cc4e"/>
    </style:style>
    <style:style style:name="P7" style:family="paragraph" style:parent-style-name="Preformatted_20_Text">
      <style:paragraph-properties fo:margin-top="0cm" fo:margin-bottom="0cm" style:contextual-spacing="false" fo:line-height="150%" fo:widows="1" fo:padding="0cm" fo:border="none"/>
      <style:text-properties fo:font-variant="normal" fo:text-transform="none" fo:color="#373737" fo:letter-spacing="normal" officeooo:paragraph-rsid="0016de1a"/>
    </style:style>
    <style:style style:name="P8" style:family="paragraph" style:parent-style-name="Preformatted_20_Text">
      <style:paragraph-properties fo:margin-top="0cm" fo:margin-bottom="0cm" style:contextual-spacing="false" fo:line-height="150%" fo:widows="1" fo:padding="0cm" fo:border="none"/>
      <style:text-properties fo:font-variant="normal" fo:text-transform="none" fo:color="#373737" style:font-name="Courier 10 Pitch" fo:font-size="9.75pt" fo:letter-spacing="normal" fo:font-style="normal" fo:font-weight="normal"/>
    </style:style>
    <style:style style:name="P9" style:family="paragraph" style:parent-style-name="Text_20_body">
      <style:text-properties officeooo:paragraph-rsid="0018fd85"/>
    </style:style>
    <style:style style:name="P10" style:family="paragraph" style:parent-style-name="Preformatted_20_Text">
      <style:paragraph-properties fo:margin-top="0cm" fo:margin-bottom="0cm" style:contextual-spacing="false" fo:line-height="150%" fo:widows="1" fo:padding="0cm" fo:border="none"/>
      <style:text-properties fo:font-variant="normal" fo:text-transform="none" fo:color="#373737" style:font-name="Courier 10 Pitch" fo:font-size="9.75pt" fo:letter-spacing="normal" fo:font-style="normal" fo:font-weight="normal" officeooo:paragraph-rsid="00163654"/>
    </style:style>
    <style:style style:name="T1" style:family="text">
      <style:text-properties style:font-name="Courier 10 Pitch" fo:font-size="9.75pt" fo:font-style="normal" fo:font-weight="normal"/>
    </style:style>
    <style:style style:name="T2" style:family="text">
      <style:text-properties style:font-name="Courier 10 Pitch" fo:font-size="9.75pt" fo:font-style="normal" fo:font-weight="normal" officeooo:rsid="00163654"/>
    </style:style>
    <style:style style:name="T3" style:family="text">
      <style:text-properties style:font-name="Courier 10 Pitch" fo:font-size="9.75pt" fo:font-style="normal" fo:font-weight="normal" officeooo:rsid="0016cc4e"/>
    </style:style>
    <style:style style:name="T4" style:family="text">
      <style:text-properties style:font-name="Courier 10 Pitch" fo:font-size="9.75pt" fo:font-style="normal" fo:font-weight="normal" officeooo:rsid="0016de1a"/>
    </style:style>
    <style:style style:name="T5" style:family="text">
      <style:text-properties style:font-name="Courier 10 Pitch" fo:font-size="9.75pt" fo:font-style="normal" fo:font-weight="normal" officeooo:rsid="00184f76"/>
    </style:style>
    <style:style style:name="T6" style:family="text">
      <style:text-properties officeooo:rsid="00163654"/>
    </style:style>
    <style:style style:name="T7" style:family="text">
      <style:text-properties fo:font-variant="normal" fo:text-transform="none" fo:color="#7b8a8b" style:font-name="Monaco" fo:font-size="10.5pt" fo:letter-spacing="normal" fo:font-style="normal" fo:font-weight="normal"/>
    </style:style>
    <style:style style:name="T8" style:family="text">
      <style:text-properties fo:font-variant="normal" fo:text-transform="none" fo:color="#7b8a8b" style:font-name="Monaco" fo:font-size="10.5pt" fo:letter-spacing="normal" fo:font-style="normal" fo:font-weight="normal" officeooo:rsid="0018fd85"/>
    </style:style>
    <style:style style:name="T9" style:family="text">
      <style:text-properties fo:font-variant="normal" fo:text-transform="none" fo:color="#7b8a8b" style:font-name="Monaco" fo:font-size="10.5pt" fo:letter-spacing="normal" fo:font-style="normal" fo:font-weight="normal" officeooo:rsid="001b804e"/>
    </style:style>
    <style:style style:name="T10" style:family="text">
      <style:text-properties officeooo:rsid="0016cc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TE TABLE IF NOT EXISTS <text:span text:style-name="T6">LOAN2</text:span> (</text:p>
      <text:p text:style-name="P4"><text:s text:c="5"/><text:span text:style-name="T6">AMT</text:span><text:span text:style-name="T1"> </text:span><text:span text:style-name="T2">INTEGER</text:span><text:span text:style-name="T1">,</text:span></text:p>
      <text:p text:style-name="P10"><text:s text:c="5"/>DATE DATE,</text:p>
      <text:p text:style-name="P4"><text:s text:c="5"/><text:span text:style-name="T6">LOAN_TIT</text:span><text:span text:style-name="T1"> VARCHAR,</text:span></text:p>
      <text:p text:style-name="P5"><text:span text:style-name="T1"><text:s text:c="5"/></text:span><text:span text:style-name="T2">RSK_SCRE</text:span><text:span text:style-name="T1"> </text:span><text:span text:style-name="T2">INTEGER</text:span><text:span text:style-name="T1">,</text:span></text:p>
      <text:p text:style-name="P4"><text:s text:c="5"/><text:span text:style-name="T6">INCME_RTIO</text:span><text:span text:style-name="T2"> </text:span><text:span text:style-name="T5">VARCHAR</text:span><text:span text:style-name="T2"> </text:span><text:span text:style-name="T4">NOT NULL</text:span><text:span text:style-name="T1">,</text:span></text:p>
      <text:p text:style-name="P5"><text:span text:style-name="T1"><text:s text:c="5"/></text:span><text:span text:style-name="T2">ZIP VARCHAR,</text:span></text:p>
      <text:p text:style-name="P5"><text:span text:style-name="T2"><text:s text:c="5"/></text:span><text:span text:style-name="T3">STATE CHAR(2),</text:span></text:p>
      <text:p text:style-name="P6"><text:span text:style-name="T2"><text:s text:c="5"/></text:span><text:span text:style-name="T3">EMPL_LNTH</text:span><text:span text:style-name="T2"> VARCHAR,</text:span></text:p>
      <text:p text:style-name="P6"><text:s text:c="5"/><text:span text:style-name="T10">POL_CODE</text:span><text:span text:style-name="T1"> </text:span><text:span text:style-name="T3">INTEGER</text:span></text:p>
      <text:p text:style-name="P7"><text:span text:style-name="T3"><text:s text:c="5"/>CONSTRAINT PK PRIMARY KEY (</text:span><text:span text:style-name="T4">INCME_RTIO</text:span><text:span text:style-name="T3">)</text:span></text:p>
      <text:p text:style-name="P8">);</text:p>
      <text:p text:style-name="P1"><text:line-break/><text:span text:style-name="T7">SELECT </text:span><text:span text:style-name="T8"><text:s/>LOAN_TIT </text:span><text:span text:style-name="T7">as "</text:span><text:span text:style-name="T8">Loan Title</text:span><text:span text:style-name="T7">",count(</text:span><text:span text:style-name="T8">STATE</text:span><text:span text:style-name="T7">) as "</text:span><text:span text:style-name="T8">State</text:span><text:span text:style-name="T7"> Count",sum(</text:span><text:span text:style-name="T8">AMT</text:span><text:span text:style-name="T7">) as "</text:span><text:span text:style-name="T8">Amt</text:span><text:span text:style-name="T7"> Sum"</text:span></text:p>
      <text:p text:style-name="P1"><text:span text:style-name="T7"><text:s/></text:span><text:span text:style-name="T8">from loan</text:span><text:span text:style-name="T9">2</text:span></text:p>
      <text:p text:style-name="P1"><text:span text:style-name="T7">GROUP BY </text:span><text:span text:style-name="T8">LOAN_TIT</text:span></text:p>
      <text:p text:style-name="P1"><text:span text:style-name="T7">ORDER BY sum(</text:span><text:span text:style-name="T8">AMT</text:span><text:span text:style-name="T7">) DESC;</text:span></text:p>
      <text:p text:style-name="P1"/>
      <text:p text:style-name="P1"><text:span text:style-name="T7"/></text:p>
      <text:p text:style-name="P2"><text:span text:style-name="T7">SELECT </text:span><text:span text:style-name="T8"><text:s/>LOAN_TIT </text:span><text:span text:style-name="T7">as "</text:span><text:span text:style-name="T8">Loan Title</text:span><text:span text:style-name="T7">",count(</text:span><text:span text:style-name="T8">STATE</text:span><text:span text:style-name="T7">) as "</text:span><text:span text:style-name="T8">State</text:span><text:span text:style-name="T7"> Count",sum(</text:span><text:span text:style-name="T8">AMT</text:span><text:span text:style-name="T7">) as "</text:span><text:span text:style-name="T8">Amt</text:span><text:span text:style-name="T7"> Sum"</text:span></text:p>
      <text:p text:style-name="P1"><text:span text:style-name="T7"><text:s/></text:span><text:span text:style-name="T8">from loan1</text:span></text:p>
      <text:p text:style-name="P1"><text:span text:style-name="T7">GROUP BY </text:span><text:span text:style-name="T8">POL_CODE</text:span></text:p>
      <text:p text:style-name="P1"><text:span text:style-name="T7">ORDER BY sum(</text:span><text:span text:style-name="T8">AMT</text:span><text:span text:style-name="T7">) DESC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, Courier, monospace"/>
    <style:font-face style:name="Monaco" svg:font-family="Monaco, Menl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6:52:58.684285544</meta:creation-date>
    <dc:date>2016-03-18T12:13:05.558343569</dc:date>
    <meta:editing-duration>PT11M47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20" meta:word-count="73" meta:character-count="539" meta:non-whitespace-character-count="431"/>
  </office:meta>
</office:document-meta>
</file>